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c73e" officeooo:paragraph-rsid="0000c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9:04:01.320000000</meta:creation-date>
    <dc:date>2024-06-24T19:05:38.465000000</dc:date>
    <meta:editing-duration>PT1M3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